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" svg:font-family="Arial"/>
    <style:font-face style:name="Menlo" svg:font-family="Menlo, Monaco, 'Courier New', monospace"/>
    <style:font-face style:name="맑은 고딕1" svg:font-family="'맑은 고딕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맑은 고딕2" svg:font-family="'맑은 고딕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paragraph-properties fo:orphans="2" fo:widows="2" style:border-line-width-bottom="0.0102in 0.0102in 0.0102in" fo:padding-left="0in" fo:padding-right="0in" fo:padding-top="0in" fo:padding-bottom="0.0138in" fo:border-left="none" fo:border-right="none" fo:border-top="none" fo:border-bottom="2.24pt double #00000a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</style:style>
    <style:style style:name="P4" style:family="paragraph" style:parent-style-name="List_20_Paragraph">
      <style:paragraph-properties fo:orphans="2" fo:widows="2"/>
      <style:text-properties officeooo:rsid="000c68d8" officeooo:paragraph-rsid="000c68d8"/>
    </style:style>
    <style:style style:name="P5" style:family="paragraph" style:parent-style-name="List_20_Paragraph" style:list-style-name="WWNum3">
      <style:paragraph-properties fo:orphans="2" fo:widows="2"/>
      <style:text-properties officeooo:rsid="000e00ea" officeooo:paragraph-rsid="000e00ea"/>
    </style:style>
    <style:style style:name="P6" style:family="paragraph" style:parent-style-name="List_20_Paragraph" style:list-style-name="WWNum3">
      <style:paragraph-properties fo:orphans="2" fo:widows="2"/>
    </style:style>
    <style:style style:name="P7" style:family="paragraph" style:parent-style-name="List_20_Paragraph" style:list-style-name="WWNum3">
      <style:paragraph-properties fo:orphans="2" fo:widows="2"/>
      <style:text-properties officeooo:paragraph-rsid="0011e983"/>
    </style:style>
    <style:style style:name="P8" style:family="paragraph" style:parent-style-name="List_20_Paragraph" style:list-style-name="WWNum3">
      <style:paragraph-properties fo:text-align="start" style:justify-single-word="false" fo:orphans="2" fo:widows="2"/>
    </style:style>
    <style:style style:name="P9" style:family="paragraph" style:parent-style-name="List_20_Paragraph" style:list-style-name="WWNum3">
      <style:paragraph-properties fo:orphans="2" fo:widows="2"/>
      <style:text-properties officeooo:rsid="000c68d8" officeooo:paragraph-rsid="000c68d8"/>
    </style:style>
    <style:style style:name="P10" style:family="paragraph" style:parent-style-name="List_20_Paragraph" style:list-style-name="WWNum3">
      <style:paragraph-properties fo:orphans="2" fo:widows="2"/>
      <style:text-properties officeooo:rsid="000c68d8" officeooo:paragraph-rsid="000d696f"/>
    </style:style>
    <style:style style:name="P11" style:family="paragraph" style:parent-style-name="List_20_Paragraph">
      <style:paragraph-properties fo:orphans="2" fo:widows="2"/>
      <style:text-properties officeooo:rsid="000c68d8" officeooo:paragraph-rsid="000c68d8"/>
    </style:style>
    <style:style style:name="P12" style:family="paragraph" style:parent-style-name="List_20_Paragraph" style:list-style-name="WWNum3">
      <style:paragraph-properties fo:orphans="2" fo:widows="2"/>
      <style:text-properties officeooo:rsid="000d279c" officeooo:paragraph-rsid="000d279c"/>
    </style:style>
    <style:style style:name="P13" style:family="paragraph" style:parent-style-name="List_20_Paragraph" style:list-style-name="WWNum3">
      <style:paragraph-properties fo:orphans="2" fo:widows="2"/>
      <style:text-properties officeooo:rsid="000d279c" officeooo:paragraph-rsid="0011e983"/>
    </style:style>
    <style:style style:name="P14" style:family="paragraph" style:parent-style-name="List_20_Paragraph" style:list-style-name="WWNum3">
      <style:paragraph-properties fo:text-align="start" style:justify-single-word="false" fo:orphans="2" fo:widows="2"/>
      <style:text-properties officeooo:rsid="000f7c14" officeooo:paragraph-rsid="000f7c14"/>
    </style:style>
    <style:style style:name="P15" style:family="paragraph" style:parent-style-name="List_20_Paragraph">
      <style:paragraph-properties fo:orphans="2" fo:widows="2"/>
      <style:text-properties officeooo:rsid="00110ab0" officeooo:paragraph-rsid="00110ab0"/>
    </style:style>
    <style:style style:name="P16" style:family="paragraph" style:parent-style-name="List_20_Paragraph" style:list-style-name="WWNum3">
      <style:paragraph-properties fo:orphans="2" fo:widows="2"/>
      <style:text-properties officeooo:rsid="0011e983" officeooo:paragraph-rsid="0011e983"/>
    </style:style>
    <style:style style:name="P17" style:family="paragraph" style:parent-style-name="List_20_Paragraph" style:list-style-name="WWNum3" style:master-page-name="Standard">
      <style:paragraph-properties fo:orphans="2" fo:widows="2" style:page-number="auto"/>
      <style:text-properties officeooo:rsid="000e00ea" officeooo:paragraph-rsid="000e00ea"/>
    </style:style>
    <style:style style:name="P18" style:family="paragraph" style:parent-style-name="List_20_Paragraph">
      <style:paragraph-properties fo:margin-left="0in" fo:margin-right="0in" fo:text-align="start" style:justify-single-word="false" fo:orphans="2" fo:widows="2" fo:text-indent="0in" style:auto-text-indent="false"/>
      <style:text-properties officeooo:rsid="000f7c14" officeooo:paragraph-rsid="000f7c14"/>
    </style:style>
    <style:style style:name="T1" style:family="text">
      <style:text-properties officeooo:rsid="000d696f"/>
    </style:style>
    <style:style style:name="T2" style:family="text">
      <style:text-properties officeooo:rsid="0011e983"/>
    </style:style>
    <style:style style:name="T3" style:family="text">
      <style:text-properties officeooo:rsid="0012b4b6"/>
    </style:style>
    <style:style style:name="T4" style:family="text">
      <style:text-properties fo:font-variant="normal" fo:text-transform="none" fo:color="#666600" style:font-name="Menlo" fo:font-size="9pt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000000" style:font-name="Menlo" fo:font-size="9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006666" style:font-name="Menlo" fo:font-size="9p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color="#660066" style:font-name="Menlo" fo:font-size="9pt" fo:letter-spacing="normal" fo:font-style="normal" fo:font-weight="normal" fo:background-color="transparent" loext:char-shading-value="0" loext:padding="0in" loext:border="none"/>
    </style:style>
    <style:style style:name="T8" style:family="text">
      <style:text-properties fo:font-variant="normal" fo:text-transform="none" fo:color="#008800" style:font-name="Menlo" fo:font-size="9pt" fo:letter-spacing="normal" fo:font-style="normal" fo:font-weight="normal" fo:background-color="transparent" loext:char-shading-value="0" loext:padding="0in" loext:border="none"/>
    </style:style>
    <style:style style:name="T9" style:family="text">
      <style:text-properties fo:font-variant="normal" fo:text-transform="none" fo:color="#4b4b4b" style:font-name="Arial" fo:font-size="10.5pt" fo:letter-spacing="normal" fo:font-style="normal" fo:font-weight="normal" fo:background-color="#f7f7f9" loext:char-shading-value="0" loext:padding-left="0.0417in" loext:padding-right="0.0417in" loext:padding-top="0.0209in" loext:padding-bottom="0.0209in" loext:border="0.06pt solid #e1e1e8"/>
    </style:style>
    <style:style style:name="T10" style:family="text">
      <style:text-properties fo:font-variant="normal" fo:text-transform="none" fo:color="#dd1144" style:font-name="Menlo" fo:font-size="9pt" fo:letter-spacing="normal" fo:font-style="normal" fo:font-weight="normal" fo:background-color="#f7f7f9" loext:char-shading-value="0" loext:padding-left="0.0417in" loext:padding-right="0.0417in" loext:padding-top="0.0209in" loext:padding-bottom="0.0209in" loext:border="0.06pt solid #e1e1e8"/>
    </style:style>
    <style:style style:name="T11" style:family="text">
      <style:text-properties officeooo:rsid="0014df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34232886917676477" text:style-name="WWNum3">
        <text:list-item>
          <text:p text:style-name="P17">Access navigation through RB1_base!!!!!!!</text:p>
        </text:list-item>
        <text:list-item>
          <text:p text:style-name="P5">How to Connect with Arduino!<text:line-break/>rosrun rosserial_python serial_node.py _port:=/dev/ttyACM0 _baud:=57600</text:p>
        </text:list-item>
        <text:list-item>
          <text:p text:style-name="P6">포맷하는 방법<text:line-break/>로봇과 함께 동봉된 내용물을 보면 usb가 있다. 해당 usb에 clonezilla를 이용한 포맷파일이 들어있으니 로봇을 잘못 수정한 경우 해당 usb로 포맷을 진행한다.</text:p>
        </text:list-item>
      </text:list>
      <text:p text:style-name="P1"/>
      <text:list xml:id="list150324003237281" text:continue-numbering="true" text:style-name="WWNum3">
        <text:list-item>
          <text:p text:style-name="P8">Remote PC와 통신하는 방법<text:line-break/>Remote PC와 통신할 때 설정을 어떻게 하느냐가 중요하다. <text:line-break/>먼저 Remote PC의 /etc/hosts 파일의 경우 uri를 ‘192.168.0.200<text:tab/>rb1-180131AB’ 로 적어준다.<text:line-break/>그리고 .bashrc 파일의 경우 Remote PC에서export ROS_MASTER_URI=http://192.168.0.200:11311, <text:bookmark text:name="_GoBack"/><text:line-break/>export ROS_HOSTNAME=192.168.0.157(본인 Remote PC의 IP)로 적어주도록 한다. </text:p>
          <text:p text:style-name="P14">그리고 ssh <text:a xlink:type="simple" xlink:href="mailto:rb1@rb1-180131AB" text:style-name="Internet_20_link" text:visited-style-name="Visited_20_Internet_20_Link">rb1@rb1-180131AB</text:a> 으로 접속한 뒤 비밀번호 입력.</text:p>
        </text:list-item>
      </text:list>
      <text:p text:style-name="P18"/>
      <text:p text:style-name="List_20_Paragraph"/>
      <text:list xml:id="list150324472051806" text:continue-numbering="true" text:style-name="WWNum3">
        <text:list-item>
          <text:p text:style-name="P6">Remote PC로 원격조종하는 방법<text:line-break/>rosrun teleop_twist_keyboard teleop_twist_keyboard.py 를 이용하여 원격조종이 가능하다. 하지만 teleop_twist_keyboard.py의 퍼블리셔의 토픽을 rb1-base의 토픽과 같게 수정해주어야 한다. 즉, ‘cmd_vel’을 ‘/rb1_base/pad_teleop/cmd_vel’로 수정하여야 한다. 어느 토픽으로 보내야하는지는 rqt_graph를 통해 확인 가능하다.</text:p>
        </text:list-item>
      </text:list>
      <text:p text:style-name="P15">이를 위해 rosrun teleop_twist_keyboard teleop_twist_keyboard.py /cmd_vel:=/rb1_base/pad_teleop/cmd_vel 입력</text:p>
      <text:p text:style-name="List_20_Paragraph"/>
      <text:list xml:id="list150323799244194" text:continue-numbering="true" text:style-name="WWNum3">
        <text:list-item>
          <text:p text:style-name="P6">Gazebo &amp; Rviz를 이용해 localization &amp; navigation하는 법<text:line-break/>roslaunch rb1_base_sim_bringup rb1_base_complete.launch move_base_robot_a:=true amcl_and_mapserver_a:=true<text:line-break/>기본적으로는 위 명령어를 실행하면 된다.<text:line-break/>이후 2D Pose Estimate를 이용해 지도에서 로봇이 있다고 예상되는 지점을 정해줌으로써, 로봇과 맵의 좌표를 일치시켜주는 작업을 한 뒤, 2D Nav Goal을 이용해 로봇을 운동 시킨다. <text:s/></text:p>
        </text:list-item>
      </text:list>
      <text:p text:style-name="List_20_Paragraph"/>
      <text:list xml:id="list150324896769597" text:continue-numbering="true" text:style-name="WWNum3">
        <text:list-item>
          <text:p text:style-name="P6">Git에서 받은 파일에 문제가 있는 경우<text:line-break/>로봇에 존재하는 common파일, robotnik_sensor 파일을 가져와 catkin_make 해준다.</text:p>
        </text:list-item>
      </text:list>
      <text:p text:style-name="List_20_Paragraph"/>
      <text:list xml:id="list150325301062965" text:continue-numbering="true" text:style-name="WWNum3">
        <text:list-item>
          <text:p text:style-name="P6">실제로 SLAM 하는 법<text:line-break/>roslaunch rb1_base_navigation rb1_base_gmapping.launch 실행 후<text:line-break/>rviz를 켜서 맵핑과정을 관측한 뒤 , 맵이 완성되면<text:line-break/>rosrun map_server map_saver -f map_name 을 통해 맵을 해당 경로에 저장한다.</text:p>
        </text:list-item>
      </text:list>
      <text:p text:style-name="List_20_Paragraph"/>
      <text:list xml:id="list150324719470427" text:continue-numbering="true" text:style-name="WWNum3">
        <text:list-item>
          <text:p text:style-name="P6">Map 저장이 안되는 경우<text:line-break/>map_server 패키지의 map_saver 노드는 /map 토픽의 데이터를 저장하게 된다. 하지만 rb1_base_gmapping에서 발행하는 토픽은 /rb1_base/map이기 때문에, topic tools 패키지<text:soft-page-break/>를 이용하여 relay를 만들어 /rb1_base/map 토픽을 /map 토픽으로 발행되도록 만든다. 즉, rb1_base_gmapping.launch 파일의 마지막 줄에 <text:line-break/>&lt;node pkg=”topic_tools” type=”relay” name=”map_relay” args=”/rb1_base/map /map”/&gt;<text:line-break/>를 추가해주면 된다.</text:p>
        </text:list-item>
      </text:list>
      <text:p text:style-name="List_20_Paragraph"/>
      <text:list xml:id="list150323845728897" text:continue-numbering="true" text:style-name="WWNum3">
        <text:list-item>
          <text:p text:style-name="P6">실제로 Navigation 하는 법<text:line-break/>roslaunch rb1_base_navigation move_base_amcl.launch 를 실행한 뒤, <text:line-break/>rviz를 실행해 2D pose estimation으로 위치를 추측해주고 수동조작으로 로봇을 조작하면서 주변 환경에 따른 자신의 위치를 더 정확하게 추측해준 뒤 2D navigation을 이용해 로봇의 navigation 작업을 수행해준다. </text:p>
        </text:list-item>
      </text:list>
      <text:p text:style-name="List_20_Paragraph"/>
      <text:list xml:id="list150323579757394" text:continue-numbering="true" text:style-name="WWNum3">
        <text:list-item>
          <text:p text:style-name="P6">Navigation Map 변경 방법<text:line-break/>move_base_amcl.launch 파일을 보면 소스의 초반부에 맵을 호출하는 경로가 초기화 되어 있다. 이 부분을 수정해주면 된다. </text:p>
        </text:list-item>
      </text:list>
      <text:p text:style-name="List_20_Paragraph"/>
      <text:list xml:id="list150325357983954" text:continue-numbering="true" text:style-name="WWNum3">
        <text:list-item>
          <text:p text:style-name="P6">Multi_point_nav.py파일 사용 방법<text:line-break/>navigation과 rviz를 실행한 후 터미널 창에 python multi_point_nav.py를 실행하고 2D pose estimation을 이용하여 초기 위치를 지정해주면 multi_point_nav.py 파일 내에 설정되어 있는 location에 따라 로봇이 이동을 진행하게 된다.</text:p>
        </text:list-item>
      </text:list>
      <text:p text:style-name="List_20_Paragraph"/>
      <text:list xml:id="list150324878461420" text:continue-numbering="true" text:style-name="WWNum3">
        <text:list-item>
          <text:p text:style-name="P6">Multi_point_nav.py에 Elevator Service기능 넣는 방법<text:line-break/>from robotnik_msgs.srv import SetElevator, SetElevatorRequest, SetElevatorResponse 임포트 후 <text:line-break/>rospy.wait_for_service(‘/rb1_base/robotnik_base_control/set_elevator’)<text:line-break/>srv = rospy.ServiceProxy(‘/rb1_base/robotnik_base_control/set_elevator’,SetElevator)<text:line-break/>req = SetElevator()<text:line-break/>req.action = 1 or -1<text:line-break/>srv(req)<text:line-break/></text:p>
        </text:list-item>
        <text:list-item>
          <text:p text:style-name="P9">if 2D Pose Estimate isn’t working<text:line-break/>Make Fixed Frame to rb1_base_map, and <text:s/>go to rviz menu → panel → tool properties → make /initialpose to /rb1_base/initialpose<text:line-break/></text:p>
        </text:list-item>
        <text:list-item>
          <text:p text:style-name="P10">if 2D <text:span text:style-name="T1">Navigation</text:span> isn’t working<text:line-break/>Make Fixed Frame to rb1_base_map, and <text:s/>go to rviz menu → panel → tool properties → make /<text:span text:style-name="T1">move_base_simple/goal</text:span> to /rb1_base/<text:span text:style-name="T1">move_base_simple/goal</text:span><text:line-break/></text:p>
        </text:list-item>
        <text:list-item>
          <text:p text:style-name="P12">if libpcan or pcan.h does not exist.<text:line-break/>Go to <text:a xlink:type="simple" xlink:href="https://www.peak-system.com/fileadmin/media/linux/index.htm" text:style-name="Internet_20_link" text:visited-style-name="Visited_20_Internet_20_Link">https://www.peak-system.com/fileadmin/media/linux/index.htm</text:a><text:line-break/>and Downloads PCAN Driver, there is Installation Guide in Documents folder.<text:line-break/></text:p>
        </text:list-item>
        <text:list-item>
          <text:p text:style-name="P12">If there are lots of errors when build rb1_base_robot, robotnik_base_hw.<text:line-break/>Download every Packages in errors.<text:line-break/></text:p>
        </text:list-item>
        <text:list-item>
          <text:p text:style-name="P13"><text:soft-page-break/>아래 에러 발생시<text:line-break/><text:span text:style-name="T2">eh420@eh420-Strix-GL704GW-GL704GW:~$ python multi_point_nav_with_sensor.py </text:span></text:p>
          <text:p text:style-name="P16">Traceback (most recent call last):</text:p>
          <text:p text:style-name="P16"><text:s text:c="2"/>File "multi_point_nav_with_sensor.py", line 10, in &lt;module&gt;</text:p>
          <text:p text:style-name="P16"><text:s text:c="4"/>from robotnik_msgs.srv import SetElevator, SetElevatorRequest, SetElevatorResponse</text:p>
          <text:p text:style-name="P16">ImportError: No module named robotnik_msgs.srv<text:line-break/><text:line-break/>다음 명령어로 패키지 설치하여 해결<text:line-break/>sudo apt-get install ros-kinetic-robotnik-msgs </text:p>
        </text:list-item>
        <text:list-item>
          <text:p text:style-name="P7"><text:span text:style-name="T2">아래 에러 발생 시<text:line-break/></text:span><text:span text:style-name="Source_20_Text"><text:span text:style-name="T4">[</text:span></text:span><text:span text:style-name="Source_20_Text"><text:span text:style-name="T5">ERROR</text:span></text:span><text:span text:style-name="Source_20_Text"><text:span text:style-name="T4">]</text:span></text:span><text:span text:style-name="Source_20_Text"><text:span text:style-name="T5"> </text:span></text:span><text:span text:style-name="Source_20_Text"><text:span text:style-name="T4">[</text:span></text:span><text:span text:style-name="Source_20_Text"><text:span text:style-name="T6">1598645013.553322</text:span></text:span><text:span text:style-name="Source_20_Text"><text:span text:style-name="T4">]:</text:span></text:span><text:span text:style-name="Source_20_Text"><text:span text:style-name="T5"> </text:span></text:span><text:span text:style-name="Source_20_Text"><text:span text:style-name="T7">Creation</text:span></text:span><text:span text:style-name="Source_20_Text"><text:span text:style-name="T5"> of publisher failed</text:span></text:span><text:span text:style-name="Source_20_Text"><text:span text:style-name="T4">:</text:span></text:span><text:span text:style-name="Source_20_Text"><text:span text:style-name="T5"> unknown error handler name </text:span></text:span><text:span text:style-name="Source_20_Text"><text:span text:style-name="T8">'rosmsg'</text:span></text:span><text:span text:style-name="Source_20_Text"><text:span text:style-name="T4">.<text:line-break/><text:line-break/>다음 과정을 통해 해결<text:line-break/><text:line-break/></text:span></text:span><text:span text:style-name="Source_20_Text"><text:span text:style-name="T10">sudo apt-get update &amp;&amp; sudo apt-get upgrade<text:line-break/></text:span></text:span><text:span text:style-name="Source_20_Text"><text:span text:style-name="T9">$ sudo apt-get install ros-&lt;distro&gt;-genpy</text:span></text:span></text:p>
        </text:list-item>
      </text:list>
      <text:p text:style-name="P4"/>
      <text:p text:style-name="P4"/>
      <text:p text:style-name="P2"/>
      <text:p text:style-name="P3">본 매뉴얼은 한국산업기술대학교 메카트로닉스공학과 소유의 RB1-BASE AGV 로봇의 설치 및 작동 간에 참고 및 유의점에 대하여 2019년 2월 졸업생인 메카트로닉스공학과 12학번 김수호가 작성하였으며, 수정 및 배포는 자유이며 수정부분만 명시하도록 한다.</text:p>
      <text:p text:style-name="Standard">김수호</text:p>
      <text:p text:style-name="Standard">H.P : 010-2339-3774</text:p>
      <text:p text:style-name="Standard">E-MAIL : suho0515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Arial" svg:font-family="Arial"/>
    <style:font-face style:name="Menlo" svg:font-family="Menlo, Monaco, 'Courier New', monospace"/>
    <style:font-face style:name="맑은 고딕1" svg:font-family="'맑은 고딕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맑은 고딕2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2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lr-tb"/>
      <style:text-properties style:use-window-font-color="true" style:font-name="맑은 고딕" fo:font-size="10pt" fo:language="en" fo:country="US" style:letter-kerning="true" style:font-name-asian="맑은 고딕2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555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ListLabel_20_1" style:display-name="ListLabel 1" style:family="text">
      <style:text-properties style:font-name-asian="맑은 고딕2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asian="맑은 고딕2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3" style:display-name="ListLabel 3" style:family="text">
      <style:text-properties style:font-name-asian="맑은 고딕2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맑은 고딕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맑은 고딕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맑은 고딕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editing-cycles>20</meta:editing-cycles>
    <meta:creation-date>2019-01-14T05:16:00</meta:creation-date>
    <dc:date>2021-02-09T15:02:33.635280455</dc:date>
    <meta:editing-duration>P4DT6H54M54S</meta:editing-duration>
    <meta:generator>LibreOffice/5.1.6.2$Linux_X86_64 LibreOffice_project/10m0$Build-2</meta:generator>
    <meta:document-statistic meta:table-count="0" meta:image-count="0" meta:object-count="0" meta:page-count="3" meta:paragraph-count="29" meta:word-count="1152" meta:character-count="4057" meta:non-whitespace-character-count="35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